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Heading_20_3">
      <style:paragraph-properties fo:text-align="justify" style:justify-single-word="false"/>
    </style:style>
    <style:style style:name="P4" style:family="paragraph" style:parent-style-name="Heading_20_3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Horizontal_20_Line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 style:list-style-name="L3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paragraph-rsid="00360c89"/>
    </style:style>
    <style:style style:name="P10" style:family="paragraph" style:parent-style-name="Text_20_body">
      <style:paragraph-properties fo:text-align="justify" style:justify-single-word="false"/>
      <style:text-properties officeooo:paragraph-rsid="0038a6c3"/>
    </style:style>
    <style:style style:name="P11" style:family="paragraph" style:parent-style-name="Text_20_body" style:list-style-name="L2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Text_20_body" style:list-style-name="L4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Text_20_body" style:list-style-name="L5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ext_20_body" style:list-style-name="L6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L6">
      <style:paragraph-properties fo:text-align="justify" style:justify-single-word="false"/>
      <style:text-properties style:font-name="Times New Roman" fo:font-size="12pt" officeooo:paragraph-rsid="00360c89" style:font-size-asian="12pt" style:font-size-complex="12pt"/>
    </style:style>
    <style:style style:name="P17" style:family="paragraph" style:parent-style-name="Text_20_body" style:list-style-name="L6">
      <style:paragraph-properties fo:text-align="justify" style:justify-single-word="false"/>
      <style:text-properties style:font-name="Times New Roman" fo:font-size="12pt" fo:font-weight="bold" officeooo:paragraph-rsid="00360c89" style:font-size-asian="12pt" style:font-weight-asian="bold" style:font-size-complex="12pt" style:font-weight-complex="bold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2db8d4"/>
    </style:style>
    <style:style style:name="T3" style:family="text">
      <style:text-properties fo:language="pt" fo:country="BR" officeooo:rsid="00360c89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fo:language="pt" fo:country="BR" officeooo:rsid="0030b844" style:font-size-asian="12pt" style:font-size-complex="12pt"/>
    </style:style>
    <style:style style:name="T7" style:family="text">
      <style:text-properties style:font-name="Times New Roman" fo:font-size="12pt" fo:language="pt" fo:country="BR" officeooo:rsid="00360c89" style:font-size-asian="12pt" style:font-size-complex="12pt"/>
    </style:style>
    <style:style style:name="T8" style:family="text">
      <style:text-properties style:font-name="Times New Roman" fo:font-size="12pt" fo:language="pt" fo:country="BR" fo:font-weight="bold" officeooo:rsid="00360c89" style:font-size-asian="12pt" style:font-weight-asian="bold" style:font-size-complex="12pt" style:font-weight-complex="bold"/>
    </style:style>
    <style:style style:name="T9" style:family="text">
      <style:text-properties style:font-name="Times New Roman" fo:font-size="12pt" fo:language="pt" fo:country="BR" fo:font-weight="bold" officeooo:rsid="0038a6c3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fo:language="pt" fo:country="BR" fo:font-weight="normal" officeooo:rsid="0038a6c3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trong_20_Emphasis"><text:span text:style-name="T4">Planejamento</text:span></text:span></text:h>
      <text:p text:style-name="P6"><text:span text:style-name="Strong_20_Emphasis"><text:span text:style-name="T5">Ciclo de Vida do Desenvolvimento de Software (SDLC)</text:span></text:span></text:p>
      <text:h text:style-name="P3" text:outline-level="3"><text:span text:style-name="T5">Nome Provisório do Projeto: </text:span><text:span text:style-name="Strong_20_Emphasis"><text:span text:style-name="T5">chemIndex</text:span></text:span></text:h>
      <text:h text:style-name="P4" text:outline-level="3">Objetivo do Sistema</text:h>
      <text:p text:style-name="P6"><text:span text:style-name="T5">Desenvolver um SaaS para auxiliar professores, pesquisadores, técnicos de laboratório e grupos de pesquisa no </text:span><text:span text:style-name="Strong_20_Emphasis"><text:span text:style-name="T5">gerenciamento e rastreamento de reagentes químicos</text:span></text:span><text:span text:style-name="T5"> em almoxarifados e laboratórios. O sistema visa substituir métodos manuais (papel ou planilhas), ainda amplamente utilizados em centros de pesquisa no Brasil, por uma solução digital segura, escalável e acessível.</text:span></text:p>
      <text:p text:style-name="P5"/>
      <text:h text:style-name="P4" text:outline-level="3">Stakeholders</text:h>
      <text:list text:style-name="L1">
        <text:list-item>
          <text:p text:style-name="P7"><text:span text:style-name="Strong_20_Emphasis"><text:span text:style-name="T5">Usuários Finais:</text:span></text:span><text:span text:style-name="T5"> Professores, técnicos e pesquisadores que realizam controle de estoque químico.</text:span></text:p>
        </text:list-item>
        <text:list-item>
          <text:p text:style-name="P7"><text:span text:style-name="Strong_20_Emphasis"><text:span text:style-name="T5">Equipe Técnica:</text:span></text:span><text:span text:style-name="T5"> Desenvolvedor responsável.</text:span></text:p>
        </text:list-item>
        <text:list-item>
          <text:p text:style-name="P7"><text:span text:style-name="Strong_20_Emphasis"><text:span text:style-name="T5">Instituições de Ensino ou Pesquisa:</text:span></text:span><text:span text:style-name="T5"> Possíveis parceiros ou validadores do MVP.</text:span></text:p>
        </text:list-item>
      </text:list>
      <text:p text:style-name="P5"/>
      <text:h text:style-name="P4" text:outline-level="3">Escopo Inicial (MVP)</text:h>
      <text:list text:style-name="L2">
        <text:list-item>
          <text:p text:style-name="P11">Cadastro e autenticação de usuários,<text:span text:style-name="T1"> </text:span><text:span text:style-name="T2">com gerenciamento de permissões e privilégios de sistema</text:span><text:span text:style-name="T1"> </text:span>(usuário comum e administrador).</text:p>
        </text:list-item>
        <text:list-item>
          <text:p text:style-name="P11">Registro, edição, exclusão e consulta de reagentes químicos por número CAS (com autenticação).</text:p>
        </text:list-item>
        <text:list-item>
          <text:p text:style-name="P11">Painel administrativo para visualizar e gerenciar usuários e reagentes.</text:p>
        </text:list-item>
        <text:list-item>
          <text:p text:style-name="P11">API RESTful documentada e protegida por autenticação (usuários comuns e administradores).</text:p>
        </text:list-item>
        <text:list-item>
          <text:p text:style-name="P11">Back-end funcional com testes automatizados básicos.</text:p>
        </text:list-item>
        <text:list-item>
          <text:p text:style-name="P11">Deploy funcional em ambiente gratuito e acessível (Heroku, Render, <text:span text:style-name="T2">Rails, </text:span>etc.).</text:p>
        </text:list-item>
      </text:list>
      <text:p text:style-name="P5"/>
      <text:h text:style-name="P4" text:outline-level="3">Tecnologias Confirmadas</text:h>
      <text:list text:style-name="L3">
        <text:list-item>
          <text:p text:style-name="P8"><text:span text:style-name="Strong_20_Emphasis"><text:span text:style-name="T5">Front-end:</text:span></text:span><text:span text:style-name="T5"> HTML, CSS, JavaScript (vanilla).</text:span></text:p>
        </text:list-item>
        <text:list-item>
          <text:p text:style-name="P8"><text:span text:style-name="Strong_20_Emphasis"><text:span text:style-name="T5">Back-end:</text:span></text:span><text:span text:style-name="T5"> Node.js, Express.js.</text:span></text:p>
        </text:list-item>
        <text:list-item>
          <text:p text:style-name="P8"><text:soft-page-break/><text:span text:style-name="Strong_20_Emphasis"><text:span text:style-name="T5">Banco de Dados:</text:span></text:span><text:span text:style-name="T5"> MongoDB (MongoDB Atlas).</text:span></text:p>
        </text:list-item>
        <text:list-item>
          <text:p text:style-name="P8"><text:span text:style-name="Strong_20_Emphasis"><text:span text:style-name="T5">Testes:</text:span></text:span><text:span text:style-name="T5"> Mocha, Chai, Supertest, </text:span><text:span text:style-name="T6">Istambul</text:span><text:span text:style-name="T5">.</text:span></text:p>
        </text:list-item>
        <text:list-item>
          <text:p text:style-name="P8"><text:span text:style-name="Strong_20_Emphasis"><text:span text:style-name="T5">Controle de versão:</text:span></text:span><text:span text:style-name="T5"> Git/GitHub.</text:span></text:p>
        </text:list-item>
        <text:list-item>
          <text:p text:style-name="P8"><text:span text:style-name="Strong_20_Emphasis"><text:span text:style-name="T5">Ambiente de Deploy:</text:span></text:span><text:span text:style-name="T5"> Gratuito (a definir: Render, Vercel, Heroku, etc.).</text:span></text:p>
        </text:list-item>
        <text:list-item>
          <text:p text:style-name="P8"><text:span text:style-name="Strong_20_Emphasis"><text:span text:style-name="T5">Containers (previsto):</text:span></text:span><text:span text:style-name="T5"> Docker.</text:span></text:p>
        </text:list-item>
      </text:list>
      <text:p text:style-name="P5"/>
      <text:h text:style-name="P4" text:outline-level="3">Critérios de Sucesso (Métricas Iniciais)</text:h>
      <text:list text:style-name="L4">
        <text:list-item>
          <text:p text:style-name="P12">Cadastro e login de usuários funcionando com persistência.</text:p>
        </text:list-item>
        <text:list-item>
          <text:p text:style-name="P12">Tempo médio de resposta da API abaixo de 300ms para operações básicas.</text:p>
        </text:list-item>
        <text:list-item>
          <text:p text:style-name="P12">Capacidade de listar reagentes por usuário com precisão.</text:p>
        </text:list-item>
        <text:list-item>
          <text:p text:style-name="P12">Testes automatizados de API com &gt;70% de cobertura no MVP.</text:p>
        </text:list-item>
        <text:list-item>
          <text:p text:style-name="P12">Interface utilizável em dispositivos móveis (mesmo que não seja um app nativo ainda).</text:p>
        </text:list-item>
      </text:list>
      <text:p text:style-name="P5"/>
      <text:h text:style-name="P4" text:outline-level="3">⚠️ Riscos e Dependências</text:h>
      <text:list text:style-name="L5">
        <text:list-item>
          <text:p text:style-name="P13">Dependência de serviços gratuitos (como MongoDB Atlas e Render) pode gerar instabilidades ou limitações de escalabilidade.</text:p>
        </text:list-item>
        <text:list-item>
          <text:p text:style-name="P13">Ausência de usuários reais no início pode comprometer testes de usabilidade e coleta de feedback qualificado.</text:p>
        </text:list-item>
        <text:list-item>
          <text:p text:style-name="P13">Falta de um front-end moderno pode dificultar a adesão por parte dos usuários finais em dispositivos móveis.</text:p>
        </text:list-item>
      </text:list>
      <text:p text:style-name="P5"/>
      <text:h text:style-name="P4" text:outline-level="3">Visão de Continuidade</text:h>
      <text:p text:style-name="P14">Após validação do MVP, pretende-se:</text:p>
      <text:list text:style-name="L6">
        <text:list-item>
          <text:p text:style-name="P15">Desenvolver uma versão mobile (provavelmente híbrida, com React Native ou Flutter).</text:p>
        </text:list-item>
        <text:list-item>
          <text:p text:style-name="P15">Implementar leitura por QR Code para facilitar a busca por reagentes no estoque.</text:p>
        </text:list-item>
        <text:list-item>
          <text:p text:style-name="P15">Criar sistema de alertas para reagentes vencidos ou com estoque baixo.</text:p>
        </text:list-item>
        <text:list-item>
          <text:p text:style-name="P15">Adicionar controle de acesso por níveis de permissão (multiusuário).</text:p>
        </text:list-item>
        <text:list-item>
          <text:p text:style-name="P16">Oferecer versão em inglês e português.</text:p>
          <text:p text:style-name="P17"><text:soft-page-break/><text:span text:style-name="T3">Custos estimados e benefício esperado</text:span></text:p>
        </text:list-item>
      </text:list>
      <text:p text:style-name="P9"><text:span text:style-name="T7"><text:tab/>Espera-se que o custo seja nulo, por se tratar de um MVP e que os benefícios sejam o de disponibilizar estes de maneira a colher e analisar os primeiros resultados quanto ao lançamento futuro da versão completa do SaaS, tanto em Desktop quanto em Mobile.<text:tab/></text:span></text:p>
      <text:p text:style-name="P9"><text:span text:style-name="T7"/></text:p>
      <text:p text:style-name="P10"><text:span text:style-name="T7"><text:tab/></text:span><text:span text:style-name="T8">C</text:span><text:span text:style-name="T9">ronograma</text:span></text:p>
      <text:p text:style-name="P10"><text:span text:style-name="T9"><text:tab/></text:span><text:span text:style-name="T10">Flexíve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adrão1"/><text:page-number text:select-page="current">1</text:page-number><text:bookmark-end text:name="PageNumWizard_FOOTER_Estilo de página Padrã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15:02:02.985000000</meta:creation-date>
    <dc:date>2025-05-09T13:54:43.216000000</dc:date>
    <meta:editing-duration>PT37M13S</meta:editing-duration>
    <meta:editing-cycles>23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46" meta:word-count="454" meta:character-count="3030" meta:non-whitespace-character-count="2648"/>
  </office:meta>
</office:document-meta>
</file>